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 ????" svg:font-family="'?? ????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6" style:family="graphic" style:parent-style-name="standard">
      <style:graphic-properties draw:stroke="none" draw:fill="none" draw:textarea-vertical-align="middle" fo:min-height="1.1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e0efd4" draw:fill-color="#e0efd4" draw:textarea-horizontal-align="justify" draw:textarea-vertical-align="middle" draw:auto-grow-height="false" fo:min-height="1.736cm" fo:min-width="2.886cm"/>
    </style:style>
    <style:style style:name="gr9" style:family="graphic" style:parent-style-name="standard">
      <style:graphic-properties svg:stroke-color="#e0efd4" draw:fill-color="#e0efd4" draw:textarea-horizontal-align="justify" draw:textarea-vertical-align="middle" draw:auto-grow-height="false" fo:min-height="1.736cm" fo:min-width="4.286cm"/>
    </style:style>
    <style:style style:name="gr10" style:family="graphic" style:parent-style-name="standard">
      <style:graphic-properties draw:stroke="none" draw:fill="none" draw:textarea-vertical-align="middle" fo:min-height="1.305cm"/>
    </style:style>
    <style:style style:name="gr11" style:family="graphic" style:parent-style-name="standard">
      <style:graphic-properties draw:textarea-horizontal-align="justify" draw:textarea-vertical-align="top" draw:auto-grow-height="false" fo:min-height="4.098cm" fo:min-width="1.848cm"/>
    </style:style>
    <style:style style:name="gr1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bottom" draw:auto-grow-height="false" fo:min-height="5.186cm" fo:min-width="2.336cm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1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bottom" draw:auto-grow-height="false" fo:min-height="6.494cm" fo:min-width="5.044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draw:textarea-vertical-align="middle" fo:min-height="1.045cm"/>
    </style:style>
    <style:style style:name="gr1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6pt" style:font-size-asian="24pt" style:font-size-complex="24pt"/>
    </style:style>
    <style:style style:name="P5" style:family="paragraph">
      <loext:graphic-properties draw:fill="none"/>
      <style:paragraph-properties fo:text-align="end"/>
      <style:text-properties fo:font-size="16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6pt" style:font-size-asian="24pt" style:font-size-complex="24pt"/>
    </style:style>
    <style:style style:name="P8" style:family="paragraph">
      <loext:graphic-properties draw:fill="none"/>
      <style:paragraph-properties fo:text-align="center"/>
      <style:text-properties fo:font-size="16pt" style:font-size-asian="24pt" style:font-size-complex="24pt"/>
    </style:style>
    <style:style style:name="P9" style:family="paragraph">
      <loext:graphic-properties draw:fill-color="#e0efd4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text-outline="false" style:text-line-through-style="none" style:text-line-through-type="none" style:font-name="?? ????" fo:font-size="36pt" fo:font-style="normal" fo:text-shadow="none" style:text-underline-style="none" fo:font-weight="normal" style:letter-kerning="true" style:font-name-asian="?? ????" style:font-size-asian="36pt" style:font-style-asian="normal" style:font-weight-asian="normal" style:font-name-complex="?? ????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?? ????" fo:font-style="normal" fo:text-shadow="none" style:text-underline-style="none" fo:font-weight="normal" style:letter-kerning="true" style:font-name-asian="?? ????" style:font-size-asian="24pt" style:font-style-asian="normal" style:font-weight-asian="normal" style:font-name-complex="?? ????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25.874cm" svg:height="1.825cm" svg:x="1.126cm" svg:y="0.975cm">
          <draw:text-box>
            <text:p text:style-name="P1"><text:span text:style-name="T1">Arbitrary Dataset</text:span></text:p>
          </draw:text-box>
        </draw:frame>
        <draw:custom-shape draw:style-name="gr2" draw:text-style-name="P3" draw:layer="layout" svg:width="2.8cm" svg:height="1cm" svg:x="14.2cm" svg:y="3.2cm">
          <text:p text:style-name="P3">roo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6cm" svg:x="6.7cm" svg:y="5.6cm">
          <text:p text:style-name="P3">file(txt, csv, </text:p>
          <text:p text:style-name="P3">mat, etc.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cm" svg:height="1cm" svg:x="12.8cm" svg:y="5.6cm">
          <text:p text:style-name="P3">folder/file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cm" svg:height="1cm" svg:x="21.4cm" svg:y="5.6cm">
          <text:p text:style-name="P3">folder/file n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4cm" svg:height="1.425cm" svg:x="0.8cm" svg:y="2.8cm">
          <draw:text-box>
            <text:p text:style-name="P4"><text:span text:style-name="T2">@path</text:span></text:p>
          </draw:text-box>
        </draw:frame>
        <draw:frame draw:style-name="gr6" draw:text-style-name="P5" draw:layer="layout" svg:width="5.4cm" svg:height="1.425cm" svg:x="0.8cm" svg:y="5.6cm">
          <draw:text-box>
            <text:p text:style-name="P4"><text:span text:style-name="T2">@sub_files</text:span></text:p>
          </draw:text-box>
        </draw:frame>
        <draw:line draw:style-name="gr7" draw:text-style-name="P6" draw:layer="layout" svg:x1="8.6cm" svg:y1="5.6cm" svg:x2="15cm" svg:y2="4.2cm">
          <text:p/>
        </draw:line>
        <draw:line draw:style-name="gr7" draw:text-style-name="P6" draw:layer="layout" svg:x1="14.6cm" svg:y1="5.6cm" svg:x2="15.6cm" svg:y2="4.2cm">
          <text:p/>
        </draw:line>
        <draw:line draw:style-name="gr7" draw:text-style-name="P6" draw:layer="layout" svg:x1="16.4cm" svg:y1="4.2cm" svg:x2="23.2cm" svg:y2="5.6cm">
          <text:p/>
        </draw:line>
        <draw:frame draw:style-name="gr6" draw:text-style-name="P8" draw:layer="layout" svg:width="1.2cm" svg:height="1.425cm" svg:x="18.4cm" svg:y="5.375cm">
          <draw:text-box>
            <text:p text:style-name="P7"><text:span text:style-name="T2">...</text:span></text:p>
          </draw:text-box>
        </draw:frame>
        <draw:custom-shape draw:style-name="gr8" draw:text-style-name="P9" draw:layer="layout" svg:width="3.6cm" svg:height="2.2cm" svg:x="6.8cm" svg:y="8.4cm">
          <text:p text:style-name="P3">function to</text:p>
          <text:p text:style-name="P3">load file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cm" svg:height="2.2cm" svg:x="21.8cm" svg:y="8.4cm">
          <text:p text:style-name="P3">function to load</text:p>
          <text:p text:style-name="P3">file/folder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5.8cm" svg:height="1.555cm" svg:x="0.4cm" svg:y="8.71cm">
          <draw:text-box>
            <text:p text:style-name="P4"><text:span text:style-name="T2">@data_load_funcs</text:span></text:p>
          </draw:text-box>
        </draw:frame>
        <draw:line draw:style-name="gr7" draw:text-style-name="P6" draw:layer="layout" svg:x1="8.6cm" svg:y1="7.2cm" svg:x2="8.6cm" svg:y2="8.4cm">
          <text:p/>
        </draw:line>
        <draw:line draw:style-name="gr7" draw:text-style-name="P6" draw:layer="layout" svg:x1="13.7cm" svg:y1="6.6cm" svg:x2="12.7cm" svg:y2="7.8cm">
          <text:p/>
        </draw:line>
        <draw:custom-shape draw:style-name="gr11" draw:text-style-name="P3" draw:layer="layout" svg:width="2.6cm" svg:height="4.6cm" svg:x="11.5cm" svg:y="7.8cm">
          <text:p text:style-name="P3">Img_01</text:p>
          <text:p text:style-name="P3">Img_02</text:p>
          <text:p text:style-name="P3">Img_03</text:p>
          <text:p text:style-name="P3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2cm" svg:height="5.8cm" svg:x="11.2cm" svg:y="7.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6cm" svg:y1="6.6cm" svg:x2="16.6cm" svg:y2="7.6cm">
          <text:p/>
        </draw:line>
        <draw:custom-shape draw:style-name="gr13" draw:text-style-name="P3" draw:layer="layout" svg:width="2.2cm" svg:height="1cm" svg:x="15.4cm" svg:y="7.6cm">
          <text:p text:style-name="P3">folder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cm" svg:height="1cm" svg:x="18.5cm" svg:y="7.6cm">
          <text:p text:style-name="P3">folder2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6cm" svg:y1="6.6cm" svg:x2="19.6cm" svg:y2="7.6cm">
          <text:p/>
        </draw:line>
        <draw:custom-shape draw:style-name="gr11" draw:text-style-name="P3" draw:layer="layout" svg:width="2.6cm" svg:height="4.6cm" svg:x="15.3cm" svg:y="9.2cm">
          <text:p text:style-name="P3">Img_01</text:p>
          <text:p text:style-name="P3">Img_02</text:p>
          <text:p text:style-name="P3">Img_03</text:p>
          <text:p text:style-name="P3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6cm" svg:height="4.6cm" svg:x="18.3cm" svg:y="9.2cm">
          <text:p text:style-name="P3">Img_01</text:p>
          <text:p text:style-name="P3">Img_02</text:p>
          <text:p text:style-name="P3">Img_03</text:p>
          <text:p text:style-name="P3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2cm" svg:height="7.4cm" svg:x="15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4.6cm" svg:height="1.295cm" svg:x="6.8cm" svg:y="11.2cm">
          <draw:text-box>
            <text:p text:style-name="P7"><text:span text:style-name="T2">@dig_level=1</text:span></text:p>
          </draw:text-box>
        </draw:frame>
        <draw:frame draw:style-name="gr15" draw:text-style-name="P8" draw:layer="layout" svg:width="4.6cm" svg:height="1.295cm" svg:x="10.7cm" svg:y="13.305cm">
          <draw:text-box>
            <text:p text:style-name="P7"><text:span text:style-name="T2">@dig_level=2</text:span></text:p>
          </draw:text-box>
        </draw:frame>
        <draw:line draw:style-name="gr7" draw:text-style-name="P6" draw:layer="layout" svg:x1="16.5cm" svg:y1="8.6cm" svg:x2="16.5cm" svg:y2="9.2cm">
          <text:p/>
        </draw:line>
        <draw:line draw:style-name="gr7" draw:text-style-name="P6" draw:layer="layout" svg:x1="19.7cm" svg:y1="8.6cm" svg:x2="19.7cm" svg:y2="9.2cm">
          <text:p/>
        </draw:line>
        <draw:line draw:style-name="gr7" draw:text-style-name="P6" draw:layer="layout" svg:x1="23.2cm" svg:y1="6.6cm" svg:x2="24.4cm" svg:y2="8.4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 ????" svg:font-family="'?? ????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4:55:43.793000000</meta:creation-date>
    <dc:date>2018-10-16T16:00:46.018000000</dc:date>
    <meta:editing-duration>PT1M45S</meta:editing-duration>
    <meta:editing-cycles>2</meta:editing-cycles>
    <meta:generator>LibreOffice/6.0.6.2$Windows_X86_64 LibreOffice_project/0c292870b25a325b5ed35f6b45599d2ea4458e77</meta:generator>
    <meta:document-statistic meta:object-count="53"/>
  </office:meta>
</office:document-meta>
</file>